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6792" calcext:value-type="float">
            <text:p>93.9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856" calcext:value-type="float">
            <text:p>93.7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3608" calcext:value-type="float">
            <text:p>92.1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7336" calcext:value-type="float">
            <text:p>89.9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1" calcext:value-type="float">
            <text:p>84.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1968" calcext:value-type="float">
            <text:p>82.8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904" calcext:value-type="float">
            <text:p>81.5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7936" calcext:value-type="float">
            <text:p>79.4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7968" calcext:value-type="float">
            <text:p>77.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0192" calcext:value-type="float">
            <text:p>75.4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6624" calcext:value-type="float">
            <text:p>75.0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9708" calcext:value-type="float">
            <text:p>75.6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8232" calcext:value-type="float">
            <text:p>75.0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3848" calcext:value-type="float">
            <text:p>74.9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4816" calcext:value-type="float">
            <text:p>65.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406</text:p>
          </table:table-cell>
          <table:table-cell office:value-type="string" calcext:value-type="string">
            <text:p>TWDB:1161406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